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Idea de proyecto.</text:p>
      <text:p text:style-name="Standard">PRENDAS Y RECICLAJE DE MATERIALES.</text:p>
      <text:p text:style-name="Standard"/>
      <text:p text:style-name="Standard">De que trata tu proyecto?</text:p>
      <text:p text:style-name="Standard">Es una aplicación web que te permite entrar más activamente en el mundo del reciclaje y del cuidado del medio ambiente. Podrás enviar paquetes con prendas antiguas que ya no usarás, la empresa que recogerá el paquete se encargará del empaquetado. También podrás denunciar e informar aquellos sitios de tu ciudad o pueblo donde se presenten daños contra el medio ambiente, tendrás una tienda donde podrás comprar prendas hechos de <text:s/>materiales reciclados, también tendrás una sección de noticias sobre el medio ambiente. Tendrás una sección de los eventos medioambientales que tendrá tu ciudad, y a su vez poder crear un evento también</text:p>
      <text:p text:style-name="Standard"/>
      <text:p text:style-name="Standard">Que ventajas tiene tu aplicación?</text:p>
      <text:p text:style-name="Standard">Podrás participar activamente e ayudar al medio ambiente. Cada usuario tendrá un “nivel” como un videojuego, donde incrementará cada vez que realice una ayuda al medio ambiente o por su nivel de participación. La idea es implementar mediante iniciativas la participación y tener más consciencia del cuidado del medio ambiente. Podrás estar al tanto de todas las novedades del medio ambiente, a si como de eventos en los que podrás participar. En donde a su vez, tendrás acceso a información educativa sobre el cuidado realista del medio ambiente tanto a nivel global como personal en tu día a día.</text:p>
      <text:p text:style-name="Standard"/>
      <text:p text:style-name="Standard">Proceso de tu aplicación:</text:p>
      <text:p text:style-name="Standard">1. Te registras, aparecerás en el menú con todas las opciones antes mencionadas, en tu perfil tendrás el nivel de participación, donaciones hechas, números de eventos en los que has participado, logros(los cuales logras mediante los eventos). Tendrás la sección de fotos y vídeos. Tendrás un modo llamado “Prolevel”, el cual se trata de conseguir seguidores según tu esfuerzo, cuanto más seguidores tengas, más relevante serás en la comunidad. y la sección antes mencionada de poder hacer denuncia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1-21T09:40:36.69</meta:creation-date>
    <dc:date>2020-01-21T10:19:47.61</dc:date>
    <meta:editing-duration>PT22M38S</meta:editing-duration>
    <meta:editing-cycles>6</meta:editing-cycles>
    <meta:generator>OpenOffice/4.1.6$Win32 OpenOffice.org_project/416m1$Build-9790</meta:generator>
    <meta:document-statistic meta:table-count="0" meta:image-count="0" meta:object-count="0" meta:page-count="1" meta:paragraph-count="8" meta:word-count="301" meta:character-count="1863"/>
  </office:meta>
</office:document-meta>
</file>